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66ff" draw:marker-start-width="0.321cm" draw:marker-end-width="0.321cm" svg:stroke-linecap="round" draw:fill-color="#0066ff" draw:opacity="88%" draw:textarea-horizontal-align="justify" draw:textarea-vertical-align="middle" draw:auto-grow-height="false" fo:min-height="0.27cm" fo:min-width="24.72cm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Line_20_with_20_Fine_20_Dots" svg:stroke-width="0.106cm" svg:stroke-color="#ff420e" draw:marker-start-width="0.359cm" draw:marker-end="" draw:marker-end-width="0.359cm" svg:stroke-opacity="80%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92cm" fo:min-width="24.842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417cm" fo:min-width="0.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stroke="none" svg:stroke-color="#000000" draw:fill="none" draw:fill-color="#ffffff" fo:min-height="2.365cm"/>
    </style:style>
    <style:style style:name="gr18" style:family="graphic" style:parent-style-name="standard">
      <style:graphic-properties draw:stroke="none" svg:stroke-color="#000000" draw:fill="none" draw:fill-color="#ffffff" fo:min-height="2.845cm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gr2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-color="#0066ff" draw:opacity="88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cm" svg:height="0.6cm" svg:x="1.4cm" svg:y="8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cm" svg:y1="8cm" svg:x2="2.2cm" svg:y2="4.8cm">
          <text:p/>
        </draw:line>
        <draw:line draw:style-name="gr3" draw:text-style-name="P2" draw:layer="layout" svg:x1="22cm" svg:y1="8.1cm" svg:x2="22cm" svg:y2="8.7cm">
          <text:p/>
        </draw:line>
        <draw:line draw:style-name="gr3" draw:text-style-name="P2" draw:layer="layout" svg:x1="12.4cm" svg:y1="8.7cm" svg:x2="12.4cm" svg:y2="8.103cm">
          <text:p/>
        </draw:line>
        <draw:line draw:style-name="gr3" draw:text-style-name="P2" draw:layer="layout" svg:x1="17.3cm" svg:y1="8.1cm" svg:x2="17.3cm" svg:y2="8.7cm">
          <text:p/>
        </draw:line>
        <draw:line draw:style-name="gr3" draw:text-style-name="P2" draw:layer="layout" svg:x1="7.2cm" svg:y1="8.1cm" svg:x2="7.2cm" svg:y2="8.7cm">
          <text:p/>
        </draw:line>
        <draw:frame draw:style-name="gr4" draw:text-style-name="P4" draw:layer="layout" svg:width="4.1cm" svg:height="0.645cm" svg:x="3.4cm" svg:y="8.155cm">
          <draw:text-box>
            <text:p text:style-name="P3">April</text:p>
          </draw:text-box>
        </draw:frame>
        <draw:frame draw:style-name="gr5" draw:text-style-name="P6" draw:layer="layout" svg:width="3.6cm" svg:height="0.645cm" svg:x="8.8cm" svg:y="8.155cm">
          <draw:text-box>
            <text:p text:style-name="P5"><text:span text:style-name="T1">May</text:span></text:p>
          </draw:text-box>
        </draw:frame>
        <draw:frame draw:style-name="gr4" draw:text-style-name="P6" draw:layer="layout" svg:width="2.8cm" svg:height="0.645cm" svg:x="13.8cm" svg:y="8.155cm">
          <draw:text-box>
            <text:p text:style-name="P5"><text:span text:style-name="T1">June</text:span></text:p>
          </draw:text-box>
        </draw:frame>
        <draw:frame draw:style-name="gr4" draw:text-style-name="P6" draw:layer="layout" svg:width="2.8cm" svg:height="0.645cm" svg:x="18.9cm" svg:y="8.155cm">
          <draw:text-box>
            <text:p text:style-name="P5"><text:span text:style-name="T1">July</text:span></text:p>
          </draw:text-box>
        </draw:frame>
        <draw:frame draw:style-name="gr4" draw:text-style-name="P6" draw:layer="layout" svg:width="2.8cm" svg:height="0.645cm" svg:x="23.6cm" svg:y="8.1cm">
          <draw:text-box>
            <text:p text:style-name="P5"><text:span text:style-name="T1">August</text:span></text:p>
          </draw:text-box>
        </draw:frame>
        <draw:custom-shape draw:style-name="gr6" draw:text-style-name="P7" draw:layer="layout" svg:width="25.4cm" svg:height="0.6cm" svg:x="1.425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cm" svg:height="2cm" draw:transform="rotate (-1.5707963267949) translate (4.175cm 4.6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91.75412293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6" draw:layer="layout" svg:width="5.2cm" svg:height="0.7cm" svg:x="2.5cm" svg:y="4.3cm">
          <draw:text-box>
            <text:p text:style-name="P5"><text:span text:style-name="T1">7th April, Start of the project</text:span></text:p>
          </draw:text-box>
        </draw:frame>
        <draw:line draw:style-name="gr9" draw:text-style-name="P7" draw:layer="layout" svg:x1="8.2cm" svg:y1="8.1cm" svg:x2="8.2cm" svg:y2="4.6cm">
          <text:p/>
        </draw:line>
        <draw:frame draw:style-name="gr8" draw:text-style-name="P6" draw:layer="layout" svg:width="6.1cm" svg:height="1.039cm" svg:x="6.5cm" svg:y="3.461cm">
          <draw:text-box>
            <text:p text:style-name="P5"><text:span text:style-name="T1">Completion of Literature Review, Submission of Interim Draft </text:span></text:p>
          </draw:text-box>
        </draw:frame>
        <draw:line draw:style-name="gr9" draw:text-style-name="P7" draw:layer="layout" svg:x1="10.4cm" svg:y1="8.1cm" svg:x2="10.4cm" svg:y2="5.3cm">
          <text:p/>
        </draw:line>
        <draw:frame draw:style-name="gr10" draw:text-style-name="P6" draw:layer="layout" svg:width="5.8cm" svg:height="2.384cm" svg:x="8.8cm" svg:y="4.8cm">
          <draw:text-box>
            <text:p text:style-name="P5"><text:span text:style-name="T1">Progress presentation</text:span></text:p>
          </draw:text-box>
        </draw:frame>
        <draw:frame draw:style-name="gr11" draw:text-style-name="P9" draw:layer="layout" svg:width="7.9cm" svg:height="1.673cm" svg:x="12.7cm" svg:y="1.727cm">
          <draw:text-box>
            <text:p>Research </text:p>
          </draw:text-box>
        </draw:frame>
        <draw:frame draw:style-name="gr11" draw:text-style-name="P9" draw:layer="layout" svg:width="7.9cm" svg:height="1.673cm" svg:x="12.6cm" svg:y="9.6cm">
          <draw:text-box>
            <text:p>Computing</text:p>
          </draw:text-box>
        </draw:frame>
        <draw:frame draw:style-name="gr4" draw:text-style-name="P4" draw:layer="layout" svg:width="4.1cm" svg:height="0.645cm" svg:x="3.5cm" svg:y="16.255cm">
          <draw:text-box>
            <text:p text:style-name="P3">April</text:p>
          </draw:text-box>
        </draw:frame>
        <draw:frame draw:style-name="gr5" draw:text-style-name="P6" draw:layer="layout" svg:width="3.6cm" svg:height="0.645cm" svg:x="8.9cm" svg:y="16.255cm">
          <draw:text-box>
            <text:p text:style-name="P5"><text:span text:style-name="T1">May</text:span></text:p>
          </draw:text-box>
        </draw:frame>
        <draw:frame draw:style-name="gr4" draw:text-style-name="P6" draw:layer="layout" svg:width="2.8cm" svg:height="0.645cm" svg:x="14.074cm" svg:y="16.303cm">
          <draw:text-box>
            <text:p text:style-name="P5"><text:span text:style-name="T1">June</text:span></text:p>
          </draw:text-box>
        </draw:frame>
        <draw:frame draw:style-name="gr4" draw:text-style-name="P6" draw:layer="layout" svg:width="2.8cm" svg:height="0.645cm" svg:x="19.2cm" svg:y="16.255cm">
          <draw:text-box>
            <text:p text:style-name="P5"><text:span text:style-name="T1">July</text:span></text:p>
          </draw:text-box>
        </draw:frame>
        <draw:frame draw:style-name="gr12" draw:text-style-name="P6" draw:layer="layout" svg:width="2.9cm" svg:height="0.645cm" svg:x="23.2cm" svg:y="16.2cm">
          <draw:text-box>
            <text:p text:style-name="P5"><text:span text:style-name="T1">August</text:span></text:p>
          </draw:text-box>
        </draw:frame>
        <draw:line draw:style-name="gr3" draw:text-style-name="P2" draw:layer="layout" svg:x1="7.1cm" svg:y1="16.2cm" svg:x2="7.1cm" svg:y2="16.8cm">
          <text:p/>
        </draw:line>
        <draw:line draw:style-name="gr3" draw:text-style-name="P2" draw:layer="layout" svg:x1="12.4cm" svg:y1="16.2cm" svg:x2="12.4cm" svg:y2="16.8cm">
          <text:p/>
        </draw:line>
        <draw:line draw:style-name="gr3" draw:text-style-name="P2" draw:layer="layout" svg:x1="17.3cm" svg:y1="16.2cm" svg:x2="17.3cm" svg:y2="16.8cm">
          <text:p/>
        </draw:line>
        <draw:path draw:style-name="gr13" draw:text-style-name="P2" draw:layer="layout" svg:width="0.087cm" svg:height="0.07cm" draw:transform="rotate (2.35619449019234) translate (10.45cm 7.95cm)" svg:viewBox="0 0 88 71" svg:d="M0 71c141 0 71-71 71-71">
          <text:p/>
        </draw:path>
        <draw:line draw:style-name="gr9" draw:text-style-name="P7" draw:layer="layout" svg:x1="17.3cm" svg:y1="8.1cm" svg:x2="17.3cm" svg:y2="4.5cm">
          <text:p/>
        </draw:line>
        <draw:line draw:style-name="gr9" draw:text-style-name="P7" draw:layer="layout" svg:x1="19.6cm" svg:y1="8.1cm" svg:x2="19.6cm" svg:y2="5.9cm">
          <text:p/>
        </draw:line>
        <draw:line draw:style-name="gr9" draw:text-style-name="P7" draw:layer="layout" svg:x1="22cm" svg:y1="8.1cm" svg:x2="22cm" svg:y2="4.9cm">
          <text:p/>
        </draw:line>
        <draw:line draw:style-name="gr9" draw:text-style-name="P7" draw:layer="layout" svg:x1="24.2cm" svg:y1="8.1cm" svg:x2="24.2cm" svg:y2="6.1cm">
          <text:p/>
        </draw:line>
        <draw:frame draw:style-name="gr8" draw:text-style-name="P6" draw:layer="layout" svg:width="6.1cm" svg:height="0.7cm" svg:x="17.4cm" svg:y="5.3cm">
          <draw:text-box>
            <text:p text:style-name="P5"><text:span text:style-name="T1">Completion of full-draft </text:span></text:p>
          </draw:text-box>
        </draw:frame>
        <draw:frame draw:style-name="gr8" draw:text-style-name="P6" draw:layer="layout" svg:width="6.1cm" svg:height="1.039cm" svg:x="19.7cm" svg:y="4.4cm">
          <draw:text-box>
            <text:p text:style-name="P5"><text:span text:style-name="T1">Incorporation of feedback from Draft</text:span></text:p>
          </draw:text-box>
        </draw:frame>
        <draw:line draw:style-name="gr3" draw:text-style-name="P2" draw:layer="layout" svg:x1="21.9cm" svg:y1="16.2cm" svg:x2="21.9cm" svg:y2="16.8cm">
          <text:p/>
        </draw:line>
        <draw:line draw:style-name="gr14" draw:text-style-name="P2" draw:layer="layout" svg:x1="8.8cm" svg:y1="16.2cm" svg:x2="8.8cm" svg:y2="13.3cm">
          <text:p/>
        </draw:line>
        <draw:line draw:style-name="gr14" draw:text-style-name="P2" draw:layer="layout" svg:x1="5.5cm" svg:y1="16.2cm" svg:x2="5.5cm" svg:y2="13.7cm">
          <text:p/>
        </draw:line>
        <draw:line draw:style-name="gr14" draw:text-style-name="P2" draw:layer="layout" svg:x1="12.4cm" svg:y1="16.2cm" svg:x2="12.4cm" svg:y2="12.8cm">
          <text:p/>
        </draw:line>
        <draw:line draw:style-name="gr14" draw:text-style-name="P2" draw:layer="layout" svg:x1="17.3cm" svg:y1="16.2cm" svg:x2="17.3cm" svg:y2="14.2cm">
          <text:p/>
        </draw:line>
        <draw:line draw:style-name="gr14" draw:text-style-name="P2" draw:layer="layout" svg:x1="19.9cm" svg:y1="16.2cm" svg:x2="19.9cm" svg:y2="13.3cm">
          <text:p/>
        </draw:line>
        <draw:line draw:style-name="gr14" draw:text-style-name="P2" draw:layer="layout" svg:x1="23.2cm" svg:y1="16.2cm" svg:x2="23.2cm" svg:y2="13cm">
          <text:p/>
        </draw:line>
        <draw:line draw:style-name="gr14" draw:text-style-name="P2" draw:layer="layout" svg:x1="25.8cm" svg:y1="16.2cm" svg:x2="25.8cm" svg:y2="14.2cm">
          <text:p/>
        </draw:line>
        <draw:frame draw:style-name="gr15" draw:text-style-name="P4" draw:layer="layout" svg:width="4.2cm" svg:height="1.039cm" svg:x="21.5cm" svg:y="11.7cm">
          <draw:text-box>
            <text:p text:style-name="P3">Code cleaning up and improving readability</text:p>
          </draw:text-box>
        </draw:frame>
        <draw:frame draw:style-name="gr15" draw:text-style-name="P4" draw:layer="layout" svg:width="4.2cm" svg:height="1.433cm" svg:x="24.1cm" svg:y="13.167cm">
          <draw:text-box>
            <text:p text:style-name="P3">Compiling code documentation on usage</text:p>
          </draw:text-box>
        </draw:frame>
        <draw:frame draw:style-name="gr15" draw:text-style-name="P4" draw:layer="layout" svg:width="4.2cm" svg:height="0.9cm" svg:x="18.2cm" svg:y="12.6cm">
          <draw:text-box>
            <text:p text:style-name="P3">Optimisation / Bug fixes</text:p>
          </draw:text-box>
        </draw:frame>
        <draw:frame draw:style-name="gr16" draw:text-style-name="P4" draw:layer="layout" svg:width="3.8cm" svg:height="2.221cm" svg:x="3.9cm" svg:y="11.579cm">
          <draw:text-box>
            <text:p text:style-name="P3">Setting up framework for data loading and exploratory analysis in Python</text:p>
          </draw:text-box>
        </draw:frame>
        <draw:frame draw:style-name="gr17" draw:text-style-name="P4" draw:layer="layout" svg:width="3.1cm" svg:height="2.615cm" svg:x="7.5cm" svg:y="11.785cm">
          <draw:text-box>
            <text:p text:style-name="P3">First round of experimentation and testing</text:p>
          </draw:text-box>
        </draw:frame>
        <draw:frame draw:style-name="gr18" draw:text-style-name="P4" draw:layer="layout" svg:width="5.2cm" svg:height="3.095cm" svg:x="10.8cm" svg:y="12.005cm">
          <draw:text-box>
            <text:p text:style-name="P3">Working protot ype in Python</text:p>
          </draw:text-box>
        </draw:frame>
        <draw:frame draw:style-name="gr19" draw:text-style-name="P4" draw:layer="layout" svg:width="3.6cm" svg:height="0.8cm" svg:x="15.9cm" svg:y="13.5cm">
          <draw:text-box>
            <text:p text:style-name="P3">C++ integration </text:p>
          </draw:text-box>
        </draw:frame>
        <draw:line draw:style-name="gr13" draw:text-style-name="P2" draw:layer="layout" svg:x1="10.4cm" svg:y1="7.4cm" svg:x2="17.3cm" svg:y2="7.4cm">
          <text:p/>
        </draw:line>
        <draw:frame draw:style-name="gr20" draw:text-style-name="P6" draw:layer="layout" svg:width="5.1cm" svg:height="1.039cm" svg:x="11.6cm" svg:y="6.5cm">
          <draw:text-box>
            <text:p text:style-name="P5"><text:span text:style-name="T1">Theory Creation, Experimentation and Testing </text:span></text:p>
          </draw:text-box>
        </draw:frame>
        <draw:frame draw:style-name="gr20" draw:text-style-name="P6" draw:layer="layout" svg:width="3.1cm" svg:height="0.645cm" svg:x="23.1cm" svg:y="5.6cm">
          <draw:text-box>
            <text:p text:style-name="P5"><text:span text:style-name="T1">Proof-reading </text:span></text:p>
          </draw:text-box>
        </draw:frame>
        <draw:line draw:style-name="gr9" draw:text-style-name="P7" draw:layer="layout" svg:x1="26.6cm" svg:y1="8.2cm" svg:x2="26.6cm" svg:y2="6.2cm">
          <text:p/>
        </draw:line>
        <draw:frame draw:style-name="gr20" draw:text-style-name="P6" draw:layer="layout" svg:width="3.1cm" svg:height="0.645cm" svg:x="25.8cm" svg:y="5.6cm">
          <draw:text-box>
            <text:p text:style-name="P5"><text:span text:style-name="T1">Submission </text:span></text:p>
          </draw:text-box>
        </draw:frame>
        <draw:frame draw:style-name="gr20" draw:text-style-name="P4" draw:layer="layout" svg:width="2.7cm" svg:height="1.039cm" svg:x="16.2cm" svg:y="3.461cm">
          <draw:text-box>
            <text:p text:style-name="P3">Record Results </text:p>
          </draw:text-box>
        </draw:frame>
        <draw:line draw:style-name="gr13" draw:text-style-name="P2" draw:layer="layout" svg:x1="19.6cm" svg:y1="7.3cm" svg:x2="24.2cm" svg:y2="7.3cm">
          <text:p/>
        </draw:line>
        <draw:frame draw:style-name="gr20" draw:text-style-name="P4" draw:layer="layout" svg:width="3.8cm" svg:height="0.645cm" svg:x="20.8cm" svg:y="6.7cm">
          <draw:text-box>
            <text:p text:style-name="P3">Refine 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03:24:29.441350679</meta:creation-date>
    <dc:date>2016-05-17T02:29:55.552088495</dc:date>
    <meta:editing-duration>PT9H25M50S</meta:editing-duration>
    <meta:editing-cycles>4</meta:editing-cycles>
    <meta:generator>LibreOffice/5.1.2.2$Linux_X86_64 LibreOffice_project/10m0$Build-2</meta:generator>
    <meta:document-statistic meta:object-count="58"/>
  </office:meta>
</office:document-meta>
</file>